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Лист1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lta aver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aver l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gamma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style-name="ce1" table:formula="of:=[.B$10]*SQRT(SUM([.B11:.F11])/20)" office:value-type="float" office:value="2.98338130315252" calcext:value-type="float">
            <text:p>3,0</text:p>
          </table:table-cell>
          <table:table-cell table:formula="of:=AVERAGE([.B2:.F2])" office:value-type="float" office:value="113.4" calcext:value-type="float">
            <text:p>113,4</text:p>
          </table:table-cell>
          <table:table-cell table:formula="of:=[.H3]-[.H2]" office:value-type="float" office:value="114.6" calcext:value-type="float">
            <text:p>114,6</text:p>
          </table:table-cell>
          <table:table-cell table:formula="of:=([.I2]-[.K$2])^2" office:value-type="float" office:value="5.76000000000003" calcext:value-type="float">
            <text:p>5,76000000000003</text:p>
          </table:table-cell>
          <table:table-cell table:formula="of:=AVERAGE([.I2:.I5])" office:value-type="float" office:value="117" calcext:value-type="float">
            <text:p>117</text:p>
          </table:table-cell>
          <table:table-cell table:style-name="ce2" table:formula="of:=3.18*SQRT(SUM([.J2:.J5])/12)" office:value-type="float" office:value="3.06118016457706" calcext:value-type="float">
            <text:p>3,06118016457706</text:p>
          </table:table-cell>
          <table:table-cell table:formula="of:=2*[.K2]*[.B8]" office:value-type="float" office:value="351" calcext:value-type="float">
            <text:p>351</text:p>
          </table:table-cell>
          <table:table-cell table:formula="of:=[.M2]*SQRT(([.L2]/[.K2])^2+([.B9]/[.B8])^2)" office:value-type="float" office:value="14.8737156084147" calcext:value-type="float">
            <text:p>14,8737156084147</text:p>
          </table:table-cell>
          <table:table-cell table:formula="of:=[.M2]^2*0.029/(8.31*295)" office:value-type="float" office:value="1.4574349874564" calcext:value-type="float">
            <text:p>1,4574349874564</text:p>
          </table:table-cell>
          <table:table-cell table:formula="of:=[.O2]*SQRT((2*[.N2]/[.M2])^2+(0.5/29)^2+(0.005/8.31)^2+(1/295)^2)" office:value-type="float" office:value="0.12614828636521" calcext:value-type="float">
            <text:p>0,12614828636521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float" office:value="231" calcext:value-type="float">
            <text:p>231</text:p>
          </table:table-cell>
          <table:table-cell office:value-type="float" office:value="225" calcext:value-type="float">
            <text:p>225</text:p>
          </table:table-cell>
          <table:table-cell table:style-name="ce1" table:formula="of:=[.B$10]*SQRT(SUM([.B12:.F12])/20)" office:value-type="float" office:value="3.15828592752461" calcext:value-type="float">
            <text:p>3,2</text:p>
          </table:table-cell>
          <table:table-cell table:formula="of:=AVERAGE([.B3:.F3])" office:value-type="float" office:value="228" calcext:value-type="float">
            <text:p>228</text:p>
          </table:table-cell>
          <table:table-cell table:formula="of:=[.H4]-[.H3]" office:value-type="float" office:value="119.2" calcext:value-type="float">
            <text:p>119,2</text:p>
          </table:table-cell>
          <table:table-cell table:formula="of:=([.I3]-[.K$2])^2" office:value-type="float" office:value="4.83999999999995" calcext:value-type="float">
            <text:p>4,83999999999995</text:p>
          </table:table-cell>
          <table:table-cell/>
          <table:table-cell table:formula="of:=1/4*SQRT(SUMSQ([.I11:.I14]))" office:value-type="float" office:value="2.19861933949468" calcext:value-type="float">
            <text:p>2,19861933949468</text:p>
          </table:table-cell>
          <table:table-cell table:number-columns-repeated="2"/>
          <table:table-cell table:formula="of:=7/5"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349" calcext:value-type="float">
            <text:p>349</text:p>
          </table:table-cell>
          <table:table-cell office:value-type="float" office:value="345" calcext:value-type="float">
            <text:p>345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347" calcext:value-type="float">
            <text:p>347</text:p>
          </table:table-cell>
          <table:table-cell table:style-name="ce1" table:formula="of:=[.B$10]*SQRT(SUM([.B13:.F13])/20)" office:value-type="float" office:value="1.83741013385689" calcext:value-type="float">
            <text:p>1,8</text:p>
          </table:table-cell>
          <table:table-cell table:formula="of:=AVERAGE([.B4:.F4])" office:value-type="float" office:value="347.2" calcext:value-type="float">
            <text:p>347,2</text:p>
          </table:table-cell>
          <table:table-cell table:formula="of:=[.H5]-[.H4]" office:value-type="float" office:value="117.6" calcext:value-type="float">
            <text:p>117,6</text:p>
          </table:table-cell>
          <table:table-cell table:formula="of:=([.I4]-[.K$2])^2" office:value-type="float" office:value="0.360000000000027" calcext:value-type="float">
            <text:p>0,3600000000000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table:style-name="ce1" table:formula="of:=[.B$10]*SQRT(SUM([.B14:.F14])/20)" office:value-type="float" office:value="2.68561464100865" calcext:value-type="float">
            <text:p>2,7</text:p>
          </table:table-cell>
          <table:table-cell table:formula="of:=AVERAGE([.B5:.F5])" office:value-type="float" office:value="464.8" calcext:value-type="float">
            <text:p>464,8</text:p>
          </table:table-cell>
          <table:table-cell table:formula="of:=[.H6]-[.H5]" office:value-type="float" office:value="116.6" calcext:value-type="float">
            <text:p>116,6</text:p>
          </table:table-cell>
          <table:table-cell table:formula="of:=([.I5]-[.K$2])^2" office:value-type="float" office:value="0.160000000000027" calcext:value-type="float">
            <text:p>0,1600000000000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5</text:p>
          </table:table-cell>
          <table:table-cell office:value-type="float" office:value="574" calcext:value-type="float">
            <text:p>574</text:p>
          </table:table-cell>
          <table:table-cell office:value-type="float" office:value="584" calcext:value-type="float">
            <text:p>584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table:style-name="ce1" table:formula="of:=[.B$10]*SQRT(SUM([.B15:.F15])/20)" office:value-type="float" office:value="5.22642554715936" calcext:value-type="float">
            <text:p>5,2</text:p>
          </table:table-cell>
          <table:table-cell table:formula="of:=AVERAGE([.B6:.F6])" office:value-type="float" office:value="581.4" calcext:value-type="float">
            <text:p>581,4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</text:p>
          </table:table-cell>
          <table:table-cell office:value-type="float" office:value="1.5" calcext:value-type="float">
            <text:p>1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nu</text:p>
          </table:table-cell>
          <table:table-cell office:value-type="float" office:value="0.05" calcext:value-type="float">
            <text:p>0,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.77" calcext:value-type="float">
            <text:p>2,77</text:p>
          </table:table-cell>
          <table:table-cell table:number-columns-repeated="14"/>
        </table:table-row>
        <table:table-row table:style-name="ro1">
          <table:table-cell/>
          <table:table-cell table:formula="of:=([.B2]-[.$H2])^2" office:value-type="float" office:value="11.56" calcext:value-type="float">
            <text:p>11,56</text:p>
          </table:table-cell>
          <table:table-cell table:formula="of:=([.C2]-[.$H2])^2" office:value-type="float" office:value="0.359999999999993" calcext:value-type="float">
            <text:p>0,359999999999993</text:p>
          </table:table-cell>
          <table:table-cell table:formula="of:=([.D2]-[.$H2])^2" office:value-type="float" office:value="1.96000000000002" calcext:value-type="float">
            <text:p>1,96000000000002</text:p>
          </table:table-cell>
          <table:table-cell table:formula="of:=([.E2]-[.$H2])^2" office:value-type="float" office:value="2.55999999999998" calcext:value-type="float">
            <text:p>2,55999999999998</text:p>
          </table:table-cell>
          <table:table-cell table:formula="of:=([.F2]-[.$H2])^2" office:value-type="float" office:value="6.75999999999997" calcext:value-type="float">
            <text:p>6,75999999999997</text:p>
          </table:table-cell>
          <table:table-cell table:number-columns-repeated="2"/>
          <table:table-cell table:formula="of:=SQRT(SUMSQ([.G2:.G3]))" office:value-type="float" office:value="4.3445752381562" calcext:value-type="float">
            <text:p>4,3445752381562</text:p>
          </table:table-cell>
          <table:table-cell table:number-columns-repeated="7"/>
        </table:table-row>
        <table:table-row table:style-name="ro1">
          <table:table-cell/>
          <table:table-cell table:formula="of:=([.B3]-[.$H3])^2" office:value-type="float" office:value="4" calcext:value-type="float">
            <text:p>4</text:p>
          </table:table-cell>
          <table:table-cell table:formula="of:=([.C3]-[.$H3])^2" office:value-type="float" office:value="4" calcext:value-type="float">
            <text:p>4</text:p>
          </table:table-cell>
          <table:table-cell table:formula="of:=([.D3]-[.$H3])^2" office:value-type="float" office:value="0" calcext:value-type="float">
            <text:p>0</text:p>
          </table:table-cell>
          <table:table-cell table:formula="of:=([.E3]-[.$H3])^2" office:value-type="float" office:value="9" calcext:value-type="float">
            <text:p>9</text:p>
          </table:table-cell>
          <table:table-cell table:formula="of:=([.F3]-[.$H3])^2" office:value-type="float" office:value="9" calcext:value-type="float">
            <text:p>9</text:p>
          </table:table-cell>
          <table:table-cell table:number-columns-repeated="2"/>
          <table:table-cell table:formula="of:=SQRT(SUMSQ([.G3:.G4]))" office:value-type="float" office:value="3.6538809504416" calcext:value-type="float">
            <text:p>3,6538809504416</text:p>
          </table:table-cell>
          <table:table-cell table:number-columns-repeated="7"/>
        </table:table-row>
        <table:table-row table:style-name="ro1">
          <table:table-cell/>
          <table:table-cell table:formula="of:=([.B4]-[.$H4])^2" office:value-type="float" office:value="3.24000000000004" calcext:value-type="float">
            <text:p>3,24000000000004</text:p>
          </table:table-cell>
          <table:table-cell table:formula="of:=([.C4]-[.$H4])^2" office:value-type="float" office:value="4.83999999999995" calcext:value-type="float">
            <text:p>4,83999999999995</text:p>
          </table:table-cell>
          <table:table-cell table:formula="of:=([.D4]-[.$H4])^2" office:value-type="float" office:value="0.640000000000018" calcext:value-type="float">
            <text:p>0,640000000000018</text:p>
          </table:table-cell>
          <table:table-cell table:formula="of:=([.E4]-[.$H4])^2" office:value-type="float" office:value="0.0399999999999955" calcext:value-type="float">
            <text:p>0,0399999999999955</text:p>
          </table:table-cell>
          <table:table-cell table:formula="of:=([.F4]-[.$H4])^2" office:value-type="float" office:value="0.0399999999999955" calcext:value-type="float">
            <text:p>0,0399999999999955</text:p>
          </table:table-cell>
          <table:table-cell table:number-columns-repeated="2"/>
          <table:table-cell table:formula="of:=SQRT(SUMSQ([.G4:.G5]))" office:value-type="float" office:value="3.25401321447839" calcext:value-type="float">
            <text:p>3,25401321447839</text:p>
          </table:table-cell>
          <table:table-cell table:number-columns-repeated="7"/>
        </table:table-row>
        <table:table-row table:style-name="ro1">
          <table:table-cell/>
          <table:table-cell table:formula="of:=([.B5]-[.$H5])^2" office:value-type="float" office:value="7.84000000000006" calcext:value-type="float">
            <text:p>7,84000000000006</text:p>
          </table:table-cell>
          <table:table-cell table:formula="of:=([.C5]-[.$H5])^2" office:value-type="float" office:value="4.83999999999995" calcext:value-type="float">
            <text:p>4,83999999999995</text:p>
          </table:table-cell>
          <table:table-cell table:formula="of:=([.D5]-[.$H5])^2" office:value-type="float" office:value="1.43999999999997" calcext:value-type="float">
            <text:p>1,43999999999997</text:p>
          </table:table-cell>
          <table:table-cell table:formula="of:=([.E5]-[.$H5])^2" office:value-type="float" office:value="3.24000000000004" calcext:value-type="float">
            <text:p>3,24000000000004</text:p>
          </table:table-cell>
          <table:table-cell table:formula="of:=([.F5]-[.$H5])^2" office:value-type="float" office:value="1.43999999999997" calcext:value-type="float">
            <text:p>1,43999999999997</text:p>
          </table:table-cell>
          <table:table-cell table:number-columns-repeated="2"/>
          <table:table-cell table:formula="of:=SQRT(SUMSQ([.G5:.G6]))" office:value-type="float" office:value="5.87605735166021" calcext:value-type="float">
            <text:p>5,87605735166021</text:p>
          </table:table-cell>
          <table:table-cell table:number-columns-repeated="7"/>
        </table:table-row>
        <table:table-row table:style-name="ro1">
          <table:table-cell/>
          <table:table-cell table:formula="of:=([.B6]-[.$H6])^2" office:value-type="float" office:value="54.7599999999997" calcext:value-type="float">
            <text:p>54,7599999999997</text:p>
          </table:table-cell>
          <table:table-cell table:formula="of:=([.C6]-[.$H6])^2" office:value-type="float" office:value="6.76000000000012" calcext:value-type="float">
            <text:p>6,76000000000012</text:p>
          </table:table-cell>
          <table:table-cell table:formula="of:=([.D6]-[.$H6])^2" office:value-type="float" office:value="0.360000000000027" calcext:value-type="float">
            <text:p>0,360000000000027</text:p>
          </table:table-cell>
          <table:table-cell table:formula="of:=([.E6]-[.$H6])^2" office:value-type="float" office:value="2.56000000000007" calcext:value-type="float">
            <text:p>2,56000000000007</text:p>
          </table:table-cell>
          <table:table-cell table:formula="of:=([.F6]-[.$H6])^2" office:value-type="float" office:value="6.76000000000012" calcext:value-type="float">
            <text:p>6,7600000000001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0T22:50:59.019603000</meta:creation-date>
    <dc:date>2026-04-21T16:15:32.848718100</dc:date>
    <meta:editing-duration>PT6H39M36S</meta:editing-duration>
    <meta:editing-cycles>3</meta:editing-cycles>
    <meta:generator>LibreOffice/26.2.0.3$Windows_X86_64 LibreOffice_project/620$Build-3</meta:generator>
    <meta:document-statistic meta:table-count="1" meta:cell-count="102" meta:object-count="0"/>
  </office:meta>
</office:document-meta>
</file>